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5in" svg:height="6.365in" svg:x="1.0079in" svg:y="0.0421in">
            <draw:object draw:notify-on-update-of-ranges="Sheet1.A1:Sheet1.A1200 Sheet1.B1:Sheet1.B1200 Sheet1.C1:Sheet1.C12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07T14:21:20.916666785</dc:date>
    <dc:creator>Marcin Naw</dc:creator>
    <meta:document-statistic meta:table-count="1" meta:cell-count="3600" meta:object-count="1"/>
    <meta:generator>LibreOffice/4.1.3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9.371cm" svg:height="16.168cm" xlink:href=".." xlink:type="simple" chart:class="chart:bar" chart:style-name="ch1">
        <chart:legend chart:legend-position="end" svg:x="37.108cm" svg:y="7.536cm" style:legend-expansion="high" chart:style-name="ch2"/>
        <chart:plot-area chart:style-name="ch3" table:cell-range-address="Sheet1.A1:Sheet1.C1200" chart:data-source-has-labels="column" svg:x="1.237cm" svg:y="1.427cm" svg:width="34.297cm" svg:height="13.998cm">
          <chartooo:coordinate-region svg:x="1.858cm" svg:y="1.626cm" svg:width="33.676cm" svg:height="12.745cm"/>
          <chart:axis chart:dimension="x" chart:name="primary-x" chart:style-name="ch4" chartooo:axis-type="auto">
            <chartooo:date-scale/>
            <chart:categories table:cell-range-address="Sheet1.A1:Sheet1.A12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1200" chart:class="chart:bar">
            <chart:data-point chart:repeated="1200"/>
          </chart:series>
          <chart:series chart:style-name="ch8" chart:values-cell-range-address="Sheet1.C1:Sheet1.C1200" chart:class="chart:bar">
            <chart:data-point chart:repeated="12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1:Sheet1.A1200</svg:desc>
                </draw:g>
              </table:table-cell>
              <table:table-cell office:value-type="float" office:value="0">
                <text:p>0</text:p>
                <draw:g>
                  <svg:desc>Sheet1.B1:Sheet1.B1200</svg:desc>
                </draw:g>
              </table:table-cell>
              <table:table-cell office:value-type="float" office:value="0">
                <text:p>0</text:p>
                <draw:g>
                  <svg:desc>Sheet1.C1:Sheet1.C1200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3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6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9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1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2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3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4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7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1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2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3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6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7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9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2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3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5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6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7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8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9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1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3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4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5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7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8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59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61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63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64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66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67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68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69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71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72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73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75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78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79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81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82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83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84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85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86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7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8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9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1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92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3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94">
                <text:p>5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5">
                <text:p>6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6">
                <text:p>6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7">
                <text:p>6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8">
                <text:p>6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9">
                <text:p>6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1">
                <text:p>60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2">
                <text:p>6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3">
                <text:p>6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4">
                <text:p>60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6">
                <text:p>61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7">
                <text:p>61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8">
                <text:p>61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9">
                <text:p>61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1">
                <text:p>61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2">
                <text:p>6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3">
                <text:p>61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4">
                <text:p>6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5">
                <text:p>62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6">
                <text:p>62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7">
                <text:p>62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8">
                <text:p>62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9">
                <text:p>62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1">
                <text:p>62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2">
                <text:p>6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3">
                <text:p>62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4">
                <text:p>6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6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7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8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9">
                <text:p>6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1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2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3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4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5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6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7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8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9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1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2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3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4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5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6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7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8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9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1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2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3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4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5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6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7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8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9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1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2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3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4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5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6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7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8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9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1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2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3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4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5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6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7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8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9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1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2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3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4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5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6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7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8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9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1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2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3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4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5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6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7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8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9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1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2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3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5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6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7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8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9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1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2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3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4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5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6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7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8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9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1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2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3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4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5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6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7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8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9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1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2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3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4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5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6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7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8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9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1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2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3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4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5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6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7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8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9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1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2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3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4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5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6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7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8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9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1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2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3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4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5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6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7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9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1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2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3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4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5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6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7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8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9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1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2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3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4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5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6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7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8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9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1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2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3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4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5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6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7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8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9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1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2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3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4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5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6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7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8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9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1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2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3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4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5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6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7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8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9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1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2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3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4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5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6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7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8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9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1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3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4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5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6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7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8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9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1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2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3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4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5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6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7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8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9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1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2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3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4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5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6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7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8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9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1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2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3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4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5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6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7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8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9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1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2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3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4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5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6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7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8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9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1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2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3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4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5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6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7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8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9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1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2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3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4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5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7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8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9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1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2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3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4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5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6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7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8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9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1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2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3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4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5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6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7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8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9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1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2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3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4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5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6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7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8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9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1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2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3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4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5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6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7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8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9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1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2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3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4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5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6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7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8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9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1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2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3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4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5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6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7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8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9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1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2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3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4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5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6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7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8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9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1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2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3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4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5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6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7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8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9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1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2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3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4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5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6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7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8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9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1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2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3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4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5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6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7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8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9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1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2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3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4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5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6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7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8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9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1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2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3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4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5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6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7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8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9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1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2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3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5">
                <text:p>1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6">
                <text:p>1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7">
                <text:p>1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8">
                <text:p>1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9">
                <text:p>1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1">
                <text:p>1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2">
                <text:p>1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3">
                <text:p>1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4">
                <text:p>1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5">
                <text:p>10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6">
                <text:p>10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7">
                <text:p>10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8">
                <text:p>10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9">
                <text:p>10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1">
                <text:p>10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2">
                <text:p>10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3">
                <text:p>10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4">
                <text:p>10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5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6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7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8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9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1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2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3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4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5">
                <text:p>10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6">
                <text:p>10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7">
                <text:p>10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8">
                <text:p>10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9">
                <text:p>10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1">
                <text:p>10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2">
                <text:p>10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3">
                <text:p>10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4">
                <text:p>10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5">
                <text:p>10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6">
                <text:p>10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7">
                <text:p>10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8">
                <text:p>10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9">
                <text:p>10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1">
                <text:p>10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2">
                <text:p>10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3">
                <text:p>10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4">
                <text:p>10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5">
                <text:p>10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6">
                <text:p>10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7">
                <text:p>10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8">
                <text:p>10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9">
                <text:p>10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1">
                <text:p>10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2">
                <text:p>10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3">
                <text:p>10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4">
                <text:p>10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5">
                <text:p>10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6">
                <text:p>10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7">
                <text:p>10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8">
                <text:p>10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9">
                <text:p>10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1">
                <text:p>10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2">
                <text:p>10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3">
                <text:p>10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4">
                <text:p>10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5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6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7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8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9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1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2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3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4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5">
                <text:p>1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6">
                <text:p>1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7">
                <text:p>1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8">
                <text:p>1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9">
                <text:p>1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1">
                <text:p>1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2">
                <text:p>1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3">
                <text:p>1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4">
                <text:p>1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5">
                <text:p>1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6">
                <text:p>1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7">
                <text:p>1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8">
                <text:p>1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9">
                <text:p>1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1">
                <text:p>1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2">
                <text:p>1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3">
                <text:p>1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4">
                <text:p>1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5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6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7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8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9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1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2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3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4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5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6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7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8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9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1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2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3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4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5">
                <text:p>1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6">
                <text:p>1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7">
                <text:p>1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8">
                <text:p>1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9">
                <text:p>1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1">
                <text:p>1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2">
                <text:p>1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3">
                <text:p>1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4">
                <text:p>1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5">
                <text:p>1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6">
                <text:p>1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7">
                <text:p>1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8">
                <text:p>1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9">
                <text:p>1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1">
                <text:p>1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2">
                <text:p>1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3">
                <text:p>1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4">
                <text:p>1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5">
                <text:p>1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6">
                <text:p>1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7">
                <text:p>1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8">
                <text:p>1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9">
                <text:p>1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1">
                <text:p>1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2">
                <text:p>1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3">
                <text:p>1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4">
                <text:p>1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5">
                <text:p>1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6">
                <text:p>1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7">
                <text:p>1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8">
                <text:p>1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9">
                <text:p>1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1">
                <text:p>1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2">
                <text:p>1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3">
                <text:p>1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4">
                <text:p>1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5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6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7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8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9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1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2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3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4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5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6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7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8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9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